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A0000000ADDA84F49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2" style:family="table">
      <style:table-properties style:width="12cm" fo:margin-left="1cm" table:align="left" style:writing-mode="lr-tb"/>
    </style:style>
    <style:style style:name="Table2.A" style:family="table-column">
      <style:table-column-properties style:column-width="9.149cm"/>
    </style:style>
    <style:style style:name="Table2.B" style:family="table-column">
      <style:table-column-properties style:column-width="2.85cm"/>
    </style:style>
    <style:style style:name="Table2.A1.1.1" style:family="table-cell">
      <style:table-cell-properties style:vertical-align="bottom" fo:background-color="#e0f7ff" fo:padding="0cm" fo:border="none" style:writing-mode="lr-tb">
        <style:background-image/>
      </style:table-cell-properties>
    </style:style>
    <style:style style:name="P1" style:family="paragraph" style:parent-style-name="Footer">
      <style:text-properties fo:language="nl" fo:country="NL" officeooo:rsid="00118afd" officeooo:paragraph-rsid="0016862b" style:language-asian="nl" style:country-asian="NL"/>
    </style:style>
    <style:style style:name="P2" style:family="paragraph" style:parent-style-name="Footer">
      <style:text-properties fo:language="nl" fo:country="NL" officeooo:rsid="0010ecfb" officeooo:paragraph-rsid="0016862b" style:language-asian="nl" style:country-asian="NL"/>
    </style:style>
    <style:style style:name="P3" style:family="paragraph" style:parent-style-name="Standard">
      <style:text-properties officeooo:paragraph-rsid="0016862b"/>
    </style:style>
    <style:style style:name="P4" style:family="paragraph" style:parent-style-name="Standard" style:master-page-name="First_20_Page">
      <style:paragraph-properties style:page-number="auto"/>
      <style:text-properties officeooo:paragraph-rsid="0016862b"/>
    </style:style>
    <style:style style:name="P5" style:family="paragraph" style:parent-style-name="Footer">
      <style:text-properties fo:language="nl" fo:country="NL" officeooo:rsid="00180dfd" officeooo:paragraph-rsid="00180dfd" style:language-asian="nl" style:country-asian="NL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2" table:style-name="Table2">
        <table:table-column table:style-name="Table2.A"/>
        <table:table-column table:style-name="Table2.B"/>
        <table:table-row>
          <table:table-cell>
            <table:table table:is-sub-table="true">
              <table:table-column table:style-name="Table2.A"/>
              <table:table-row>
                <table:table-cell table:style-name="Table2.A1.1.1" office:value-type="string">
                  <text:p text:style-name="P1">A</text:p>
                </table:table-cell>
              </table:table-row>
              <table:table-row>
                <table:table-cell table:style-name="Table2.A1.1.1" office:value-type="string">
                  <text:p text:style-name="P2">B</text:p>
                </table:table-cell>
              </table:table-row>
              <table:table-row>
                <table:table-cell table:style-name="Table2.A1.1.1" office:value-type="string">
                  <text:p text:style-name="P2">C</text:p>
                </table:table-cell>
              </table:table-row>
              <table:table-row>
                <table:table-cell table:style-name="Table2.A1.1.1" office:value-type="string">
                  <text:p text:style-name="P2">D</text:p>
                </table:table-cell>
              </table:table-row>
            </table:table>
          </table:table-cell>
          <table:table-cell table:style-name="Table2.A1.1.1" office:value-type="string">
            <text:p text:style-name="P5">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US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loext:contextual-spacing="false" style:line-height-at-least="0.388cm" fo:text-align="justify" style:justify-single-word="false"/>
      <style:text-properties fo:letter-spacing="-0.009cm" style:font-size-complex="10pt"/>
    </style:style>
    <style:style style:name="Heading" style:family="paragraph" style:parent-style-name="Standard" style:next-style-name="Standard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break-before="pag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style:font-size-asian="11pt" style:font-name-complex="Arial1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aeee" fo:font-size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677cm" fo:margin-right="0cm" fo:margin-top="0cm" fo:margin-bottom="0cm" loext:contextual-spacing="false" fo:text-indent="-0.677cm" style:auto-text-indent="false"/>
      <style:text-properties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_20_binnenin" style:display-name="Adres binnenin" style:family="paragraph" style:parent-style-name="Standard">
      <style:paragraph-properties style:line-height-at-least="0.388cm" fo:text-align="justify" style:justify-single-word="false"/>
      <style:text-properties fo:letter-spacing="-0.009cm" style:font-size-complex="10pt"/>
    </style:style>
    <style:style style:name="Naam_20_adres_20_binnenin" style:display-name="Naam adres binnenin" style:family="paragraph" style:parent-style-name="Adres_20_binnenin" style:next-style-name="Adres_20_binnenin">
      <style:paragraph-properties fo:margin-top="0.388cm" fo:margin-bottom="0cm" loext:contextual-spacing="false"/>
    </style:style>
    <style:style style:name="Heading_20_x" style:display-name="Heading x" style:family="paragraph" style:parent-style-name="Title">
      <style:paragraph-properties fo:text-align="start" style:justify-single-word="false"/>
    </style:style>
    <style:style style:name="Adres_20_afzender" style:display-name="Adres afzender" style:family="paragraph" style:parent-style-name="Standard">
      <style:paragraph-properties style:line-height-at-least="0.282cm" fo:keep-together="always">
        <style:tab-stops>
          <style:tab-stop style:position="3.81cm"/>
        </style:tab-stops>
      </style:paragraph-properties>
      <style:text-properties fo:font-size="7pt" fo:language="nl" fo:country="NL" style:font-size-asian="7pt" style:font-size-complex="10pt"/>
    </style:style>
    <style:style style:name="Platte_20_tekst_20_2" style:display-name="Platte tekst 2" style:family="paragraph" style:parent-style-name="Standard">
      <style:paragraph-properties fo:margin-left="0cm" fo:margin-right="8.759cm" fo:margin-top="0cm" fo:margin-bottom="0cm" loext:contextual-spacing="false" fo:text-indent="0cm" style:auto-text-indent="false" fo:padding-left="0.141cm" fo:padding-right="0.141cm" fo:padding-top="0.035cm" fo:padding-bottom="0.035cm" fo:border="0.51pt solid #000000"/>
      <style:text-properties style:font-name-complex="Arial1" style:font-family-complex="Arial" style:font-family-generic-complex="swiss" style:font-pitch-complex="variable"/>
    </style:style>
    <style:style style:name="Tekst_20_opmerking" style:display-name="Tekst opmerking" style:family="paragraph" style:parent-style-name="Standard">
      <style:text-properties style:font-size-complex="10pt"/>
    </style:style>
    <style:style style:name="Remark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font-size="8pt" style:font-size-asian="8pt" style:font-name-complex="Arial1" style:font-family-complex="Arial" style:font-family-generic-complex="swiss" style:font-pitch-complex="variable" style:font-size-complex="8pt"/>
    </style:style>
    <style:style style:name="Empesize" style:family="paragraph" style:parent-style-name="Remark" style:next-style-name="Standard">
      <style:text-properties style:font-name="Arial1" fo:font-family="Arial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Bedrijfsnaam" style:family="paragraph" style:parent-style-name="Standard">
      <style:paragraph-properties style:line-height-at-least="0.494cm"/>
      <style:text-properties style:font-name="Arial Black" fo:font-family="'Arial Black'" style:font-family-generic="swiss" style:font-pitch="variable" fo:font-size="16pt" fo:letter-spacing="-0.044cm" style:font-size-asian="16pt"/>
    </style:style>
    <style:style style:name="Heading_20_Unnumbered" style:display-name="Heading Unnumbered" style:family="paragraph" style:parent-style-name="Heading" style:next-style-name="Standard">
      <style:paragraph-properties style:shadow="none">
        <style:tab-stops/>
      </style:paragraph-properties>
      <style:text-properties fo:font-size="16pt" fo:font-weight="bold"/>
    </style:style>
    <style:style style:name="Kopintro" style:family="paragraph" style:parent-style-name="Standard" style:master-page-name="">
      <style:paragraph-properties fo:line-height="100%" style:page-number="auto">
        <style:tab-stops>
          <style:tab-stop style:position="14.714cm" style:type="right"/>
        </style:tab-stops>
      </style:paragraph-properties>
      <style:text-properties fo:color="#00aeee" fo:font-size="8pt" fo:language="en" fo:country="US" fo:font-style="italic"/>
    </style:style>
    <style:style style:name="Kopkop" style:family="paragraph" style:parent-style-name="Kopintro" style:next-style-name="Kopintro">
      <style:text-properties fo:color="#00aeee" fo:letter-spacing="-0.011cm" fo:font-weight="bold"/>
    </style:style>
    <style:style style:name="Page_20_Number" style:display-name="Page Number" style:family="text" style:parent-style-name="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Standaardalinea-lettertype">
      <style:text-properties fo:color="#0000ff" fo:language="nl" fo:country="NL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Standaardalinea-lettertype"/>
    <style:style style:name="Endnote_20_anchor" style:display-name="Endnote anchor" style:family="text">
      <style:text-properties style:text-position="0% 100%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Arial1" fo:font-family="Arial" style:font-family-generic="swiss" style:font-pitch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1" fo:font-family="Arial" style:font-family-generic="swiss" style:font-pitch="variable"/>
    </style:style>
    <style:style style:name="WW8Num11z1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Standaardalinea-lettertype" style:family="text"/>
    <style:style style:name="Verwijzing_20_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 text:min-label-distance="0.199cm"/>
      </text:outline-level-style>
      <text:outline-level-style text:level="2" style:num-format="1" text:display-levels="2">
        <style:list-level-properties text:min-label-width="1cm" text:min-label-distance="0.199cm"/>
      </text:outline-level-style>
      <text:outline-level-style text:level="3" style:num-format="1" text:display-levels="3">
        <style:list-level-properties text:min-label-width="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Exalon_20_Bullets" style:display-name="Exalon Bullets">
      <text:list-level-style-image text:level="1" xlink:href="Pictures/100002000000000A0000000ADDA84F49.gif" xlink:type="simple" xlink:show="embed" xlink:actuate="onLoad">
        <style:list-level-properties text:space-before="0.635cm" text:min-label-width="0.635cm" style:vertical-pos="middle" style:vertical-rel="line" fo:width="0.199cm" fo:height="0.199cm"/>
      </text:list-level-style-image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215" style:layout-grid-base-height="0.35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501cm" fo:margin-left="2.501cm" fo:margin-right="2.501cm" style:writing-mode="lr-tb" style:layout-grid-color="#c0c0c0" style:layout-grid-lines="197" style:layout-grid-base-height="0.35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0cm" fo:margin-bottom="0cm" fo:margin-left="2.501cm" fo:margin-right="2.501cm" style:writing-mode="lr-tb" style:layout-grid-color="#c0c0c0" style:layout-grid-lines="215" style:layout-grid-base-height="0.35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501cm" fo:margin-left="0cm" fo:margin-right="0cm" fo:margin-top="2.40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text:tab/></text:p>
      </style:footer>
    </style:master-page>
    <style:master-page style:name="Endnote" style:page-layout-name="Mpm3"/>
    <style:master-page style:name="Convert_20_1" style:display-name="Convert 1" style:page-layout-name="Mpm4">
      <style:footer>
        <text:p text:style-name="Footer"><draw:frame draw:style-name="Mfr1" draw:name="Frame1" text:anchor-type="char" svg:y="0.002cm" draw:z-index="0"><draw:text-box fo:min-height="0.37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5.0.0.alpha0$Linux_X86_64 LibreOffice_project/4eea128a1fbac60f3ae8d28836c95152506d9ede</meta:generator>
    <dc:title>Assessment </dc:title>
    <meta:creation-date>2012-03-14T09:55:49.71</meta:creation-date>
    <dc:language>en-US</dc:language>
    <meta:editing-cycles>18</meta:editing-cycles>
    <meta:editing-duration>PT9M58S</meta:editing-duration>
    <dc:date>2015-04-16T10:45:39.430624659</dc:date>
    <dc:creator>Caolán McNamara</dc:creator>
    <meta:document-statistic meta:table-count="1" meta:image-count="0" meta:object-count="0" meta:page-count="1" meta:paragraph-count="7" meta:word-count="6" meta:character-count="9" meta:non-whitespace-character-count="6"/>
    <meta:user-defined meta:name="Info 1"/>
    <meta:user-defined meta:name="Info 2"/>
    <meta:user-defined meta:name="Info 3"/>
    <meta:user-defined meta:name="Info 4"/>
  </office:meta>
</office:document-meta>
</file>